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ceptFieldTransformer.callbackName( Type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terceptFieldTransformer.writeCallbackSig(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terceptFieldTransformer.remap( Type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terceptFieldTransformer.begin_method( int access , Signature sig , Type [ ] exception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InterceptFieldTransformer.writeMethodSig( String name , String 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FieldTransformer.helper( Type owner , Signature s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FieldTransformer.addWriteMethod( String name , Type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InterceptFieldTransformer.visitFieldInsn( int opcode , String owner , String name , String des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nterceptFieldTransformer.InterceptFieldTransformer( InterceptField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FieldTransformer.readCallbackSig(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terceptFieldTransformer.begin_class( int version , int access , String className , Type superType , Type [ ] interfaces , String source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InterceptFieldTransformer.readMethodSig( String name , String 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FieldTransformer.addReadMethod( String name , Type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InterceptFieldTransformer.declare_field( int access , String name , Type type ,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